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44A000001C71252125D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FreeSans1" svg:font-family="FreeSans" style:font-family-generic="swiss"/>
    <style:font-face style:name="Liberation Sans3" svg:font-family="'Liberation Sans'" style:font-family-generic="swiss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Běžné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Footer">
      <style:paragraph-properties fo:text-align="center" style:justify-single-word="false"/>
      <style:text-properties officeooo:paragraph-rsid="00156218"/>
    </style:style>
    <style:style style:name="P3" style:family="paragraph" style:parent-style-name="Footer">
      <style:paragraph-properties fo:text-align="center" style:justify-single-word="false"/>
      <style:text-properties officeooo:rsid="000e03bb"/>
    </style:style>
    <style:style style:name="P4" style:family="paragraph" style:parent-style-name="Standard">
      <style:paragraph-properties fo:text-align="center" style:justify-single-word="false"/>
      <style:text-properties officeooo:rsid="000cfe4d" officeooo:paragraph-rsid="00137a04"/>
    </style:style>
    <style:style style:name="P5" style:family="paragraph" style:parent-style-name="Standard">
      <style:paragraph-properties fo:text-align="start" style:justify-single-word="false"/>
      <style:text-properties officeooo:paragraph-rsid="00156218"/>
    </style:style>
    <style:style style:name="P6" style:family="paragraph" style:parent-style-name="Standard">
      <style:paragraph-properties fo:text-align="start" style:justify-single-word="false">
        <style:tab-stops>
          <style:tab-stop style:position="0cm" style:leader-style="dotted" style:leader-text="."/>
        </style:tab-stops>
      </style:paragraph-properties>
      <style:text-properties officeooo:paragraph-rsid="00156218"/>
    </style:style>
    <style:style style:name="P7" style:family="paragraph" style:parent-style-name="Standard">
      <style:paragraph-properties fo:text-align="start" style:justify-single-word="false">
        <style:tab-stops>
          <style:tab-stop style:position="0cm" style:leader-style="dotted" style:leader-text="."/>
        </style:tab-stops>
      </style:paragraph-properties>
      <style:text-properties officeooo:paragraph-rsid="0018dfff"/>
    </style:style>
    <style:style style:name="P8" style:family="paragraph" style:parent-style-name="Standard">
      <style:paragraph-properties fo:text-align="start" style:justify-single-word="false"/>
      <style:text-properties officeooo:paragraph-rsid="0015a373"/>
    </style:style>
    <style:style style:name="P9" style:family="paragraph" style:parent-style-name="Standard">
      <style:paragraph-properties fo:text-align="start" style:justify-single-word="false"/>
      <style:text-properties officeooo:paragraph-rsid="00137a04"/>
    </style:style>
    <style:style style:name="P10" style:family="paragraph" style:parent-style-name="Standard">
      <style:paragraph-properties fo:text-align="start" style:justify-single-word="false"/>
      <style:text-properties officeooo:paragraph-rsid="001b4881"/>
    </style:style>
    <style:style style:name="P11" style:family="paragraph" style:parent-style-name="Standard">
      <style:paragraph-properties fo:text-align="start" style:justify-single-word="false"/>
      <style:text-properties officeooo:paragraph-rsid="001e6f60"/>
    </style:style>
    <style:style style:name="P12" style:family="paragraph" style:parent-style-name="Standard">
      <style:paragraph-properties fo:text-align="start" style:justify-single-word="false"/>
      <style:text-properties officeooo:paragraph-rsid="001f3c37"/>
    </style:style>
    <style:style style:name="P13" style:family="paragraph" style:parent-style-name="Standard">
      <style:text-properties officeooo:paragraph-rsid="000eb94b"/>
    </style:style>
    <style:style style:name="P14" style:family="paragraph" style:parent-style-name="Standard">
      <style:text-properties officeooo:paragraph-rsid="00184958"/>
    </style:style>
    <style:style style:name="P15" style:family="paragraph" style:parent-style-name="Standard">
      <style:paragraph-properties fo:text-align="start" style:justify-single-word="false"/>
      <style:text-properties officeooo:rsid="0018dfff" officeooo:paragraph-rsid="001b4881"/>
    </style:style>
    <style:style style:name="P16" style:family="paragraph" style:parent-style-name="Standard">
      <style:text-properties fo:color="#000000" fo:font-size="11pt" officeooo:rsid="00156218" officeooo:paragraph-rsid="00184958" style:font-size-asian="11pt" style:font-style-complex="italic"/>
    </style:style>
    <style:style style:name="P17" style:family="paragraph" style:parent-style-name="Standard">
      <style:paragraph-properties fo:text-align="start" style:justify-single-word="false"/>
      <style:text-properties officeooo:rsid="0012fefb" officeooo:paragraph-rsid="001f3c37"/>
    </style:style>
    <style:style style:name="P18" style:family="paragraph" style:parent-style-name="Standard">
      <style:paragraph-properties fo:text-align="start" style:justify-single-word="false"/>
      <style:text-properties officeooo:rsid="001f3c37" officeooo:paragraph-rsid="001f3c37"/>
    </style:style>
    <style:style style:name="P19" style:family="paragraph" style:parent-style-name="Standard">
      <style:text-properties officeooo:paragraph-rsid="0021a877"/>
    </style:style>
    <style:style style:name="P20" style:family="paragraph" style:parent-style-name="Standard">
      <style:text-properties officeooo:paragraph-rsid="00221073"/>
    </style:style>
    <style:style style:name="P21" style:family="paragraph" style:parent-style-name="Heading">
      <style:paragraph-properties fo:text-align="center" style:justify-single-word="false"/>
    </style:style>
    <style:style style:name="P22" style:family="paragraph" style:parent-style-name="Text_20_body">
      <style:text-properties officeooo:paragraph-rsid="00174518"/>
    </style:style>
    <style:style style:name="P23" style:family="paragraph" style:parent-style-name="Text_20_body">
      <style:text-properties officeooo:paragraph-rsid="0018dfff"/>
    </style:style>
    <style:style style:name="P24" style:family="paragraph" style:parent-style-name="Text_20_body">
      <style:text-properties officeooo:rsid="00184958" officeooo:paragraph-rsid="00184958"/>
    </style:style>
    <style:style style:name="P25" style:family="paragraph" style:parent-style-name="Text_20_body">
      <style:text-properties officeooo:paragraph-rsid="001c9a52"/>
    </style:style>
    <style:style style:name="P26" style:family="paragraph" style:parent-style-name="Text_20_body">
      <style:paragraph-properties>
        <style:tab-stops/>
      </style:paragraph-properties>
      <style:text-properties officeooo:rsid="001c9a52" officeooo:paragraph-rsid="001c9a52"/>
    </style:style>
    <style:style style:name="P27" style:family="paragraph" style:parent-style-name="Text_20_body">
      <style:text-properties officeooo:rsid="00174518" officeooo:paragraph-rsid="001ff2a5"/>
    </style:style>
    <style:style style:name="P28" style:family="paragraph" style:parent-style-name="Text_20_body">
      <style:paragraph-properties fo:margin-left="0cm" fo:margin-right="-0.079cm" fo:text-align="justify" style:justify-single-word="false" fo:text-indent="0cm" style:auto-text-indent="false"/>
      <style:text-properties officeooo:paragraph-rsid="001e6f60"/>
    </style:style>
    <style:style style:name="P29" style:family="paragraph" style:parent-style-name="Text_20_body">
      <style:paragraph-properties fo:margin-left="0cm" fo:margin-right="0cm" fo:text-indent="-0.026cm" style:auto-text-indent="false">
        <style:tab-stops/>
      </style:paragraph-properties>
      <style:text-properties officeooo:paragraph-rsid="0021a877"/>
    </style:style>
    <style:style style:name="P30" style:family="paragraph" style:parent-style-name="Standard" style:master-page-name="First_20_Page">
      <style:paragraph-properties fo:text-align="end" style:justify-single-word="false" style:page-number="auto"/>
    </style:style>
    <style:style style:name="P31" style:family="paragraph" style:parent-style-name="Standard">
      <style:paragraph-properties fo:text-align="start" style:justify-single-word="false">
        <style:tab-stops>
          <style:tab-stop style:position="0cm" style:leader-style="dotted" style:leader-text="."/>
        </style:tab-stops>
      </style:paragraph-properties>
      <style:text-properties officeooo:paragraph-rsid="00156218"/>
    </style:style>
    <style:style style:name="P32" style:family="paragraph" style:parent-style-name="Standard">
      <style:paragraph-properties fo:text-align="start" style:justify-single-word="false"/>
      <style:text-properties officeooo:paragraph-rsid="0018dfff"/>
    </style:style>
    <style:style style:name="P33" style:family="paragraph" style:parent-style-name="Heading_20_10">
      <style:paragraph-properties fo:text-align="start" style:justify-single-word="false"/>
      <style:text-properties officeooo:paragraph-rsid="0015a373"/>
    </style:style>
    <style:style style:name="P34" style:family="paragraph" style:parent-style-name="Heading_20_10">
      <style:text-properties officeooo:rsid="00184958"/>
    </style:style>
    <style:style style:name="P35" style:family="paragraph" style:parent-style-name="Heading_20_10">
      <style:text-properties officeooo:rsid="00184958" officeooo:paragraph-rsid="00184958"/>
    </style:style>
    <style:style style:name="P36" style:family="paragraph" style:parent-style-name="Heading_20_10">
      <style:text-properties officeooo:rsid="00156218" officeooo:paragraph-rsid="00156218"/>
    </style:style>
    <style:style style:name="P37" style:family="paragraph" style:parent-style-name="Heading_20_10">
      <style:text-properties officeooo:rsid="00174518"/>
    </style:style>
    <style:style style:name="P38" style:family="paragraph" style:parent-style-name="Heading_20_10">
      <style:text-properties officeooo:rsid="00174518" officeooo:paragraph-rsid="00174518"/>
    </style:style>
    <style:style style:name="P39" style:family="paragraph" style:parent-style-name="Heading_20_10">
      <style:text-properties officeooo:rsid="000eb94b" officeooo:paragraph-rsid="000eb94b"/>
    </style:style>
    <style:style style:name="P40" style:family="paragraph" style:parent-style-name="Heading_20_10">
      <style:text-properties officeooo:paragraph-rsid="00184958"/>
    </style:style>
    <style:style style:name="P4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2" fo:font-size="10pt" style:font-size-asian="10pt" style:font-name-complex="Arial" style:font-size-complex="10pt"/>
    </style:style>
    <style:style style:name="T2" style:family="text">
      <style:text-properties style:font-name="Liberation Sans2" fo:font-size="10pt" officeooo:rsid="00156218" style:font-size-asian="10pt" style:font-name-complex="Arial" style:font-size-complex="10pt"/>
    </style:style>
    <style:style style:name="T3" style:family="text">
      <style:text-properties style:font-name="Liberation Sans2" fo:font-size="10pt" fo:font-weight="normal" style:font-size-asian="10pt" style:font-weight-asian="normal" style:font-name-complex="Arial" style:font-size-complex="10pt" style:font-weight-complex="normal"/>
    </style:style>
    <style:style style:name="T4" style:family="text">
      <style:text-properties style:font-name="Liberation Sans3" fo:font-size="10pt" fo:font-style="normal" style:font-name-asian="Liberation Sans3" style:font-size-asian="10pt" style:font-style-asian="normal" style:font-name-complex="Liberation Sans3" style:font-size-complex="10pt" style:font-style-complex="normal"/>
    </style:style>
    <style:style style:name="T5" style:family="text">
      <style:text-properties style:font-name="Liberation Mono" fo:font-size="9.5pt" style:font-size-asian="9.5pt" style:font-name-complex="Arial" style:font-size-complex="9.5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5a373" style:font-weight-asian="normal" style:font-weight-complex="normal"/>
    </style:style>
    <style:style style:name="T8" style:family="text">
      <style:text-properties officeooo:rsid="0009d7a2"/>
    </style:style>
    <style:style style:name="T9" style:family="text">
      <style:text-properties officeooo:rsid="000cfe4d"/>
    </style:style>
    <style:style style:name="T10" style:family="text">
      <style:text-properties officeooo:rsid="000eb94b"/>
    </style:style>
    <style:style style:name="T11" style:family="text">
      <style:text-properties officeooo:rsid="00156218"/>
    </style:style>
    <style:style style:name="T12" style:family="text">
      <style:text-properties fo:color="#000000" fo:font-size="11pt" officeooo:rsid="00156218" style:font-size-asian="11pt" style:font-style-complex="italic"/>
    </style:style>
    <style:style style:name="T13" style:family="text">
      <style:text-properties fo:color="#000000" fo:font-size="11pt" officeooo:rsid="0015a373" style:font-size-asian="11pt" style:font-style-complex="italic"/>
    </style:style>
    <style:style style:name="T14" style:family="text">
      <style:text-properties fo:color="#000000" fo:font-size="11pt" officeooo:rsid="00174518" style:font-size-asian="11pt" style:font-style-complex="italic"/>
    </style:style>
    <style:style style:name="T15" style:family="text">
      <style:text-properties fo:color="#000000" fo:font-size="11pt" officeooo:rsid="00184958" style:font-size-asian="11pt" style:font-style-complex="italic"/>
    </style:style>
    <style:style style:name="T16" style:family="text">
      <style:text-properties fo:color="#000000" fo:font-size="11pt" officeooo:rsid="0018dfff" style:font-size-asian="11pt" style:font-style-complex="italic"/>
    </style:style>
    <style:style style:name="T17" style:family="text">
      <style:text-properties fo:color="#000000" fo:font-size="11pt" officeooo:rsid="0021a877" style:font-size-asian="11pt" style:font-style-complex="italic"/>
    </style:style>
    <style:style style:name="T18" style:family="text">
      <style:text-properties fo:color="#000000" fo:font-size="11pt" officeooo:rsid="00221073" style:font-size-asian="11pt" style:font-style-complex="italic"/>
    </style:style>
    <style:style style:name="T19" style:family="text">
      <style:text-properties officeooo:rsid="0015a373"/>
    </style:style>
    <style:style style:name="T20" style:family="text">
      <style:text-properties officeooo:rsid="00174518"/>
    </style:style>
    <style:style style:name="T21" style:family="text">
      <style:text-properties officeooo:rsid="00184958"/>
    </style:style>
    <style:style style:name="T22" style:family="text">
      <style:text-properties officeooo:rsid="0018dfff"/>
    </style:style>
    <style:style style:name="T23" style:family="text">
      <style:text-properties fo:font-style="italic" officeooo:rsid="00184958" style:font-style-asian="italic" style:font-style-complex="italic"/>
    </style:style>
    <style:style style:name="T24" style:family="text">
      <style:text-properties fo:font-style="italic" officeooo:rsid="0018dfff" style:font-style-asian="italic" style:font-style-complex="italic"/>
    </style:style>
    <style:style style:name="T25" style:family="text">
      <style:text-properties fo:font-style="italic" officeooo:rsid="001e6f60" style:font-style-asian="italic" style:font-style-complex="italic"/>
    </style:style>
    <style:style style:name="T26" style:family="text">
      <style:text-properties officeooo:rsid="0019d442"/>
    </style:style>
    <style:style style:name="T27" style:family="text">
      <style:text-properties officeooo:rsid="001b4881"/>
    </style:style>
    <style:style style:name="T28" style:family="text">
      <style:text-properties officeooo:rsid="001b963e"/>
    </style:style>
    <style:style style:name="T29" style:family="text">
      <style:text-properties officeooo:rsid="001c907b"/>
    </style:style>
    <style:style style:name="T30" style:family="text">
      <style:text-properties officeooo:rsid="001c9a52"/>
    </style:style>
    <style:style style:name="T31" style:family="text">
      <style:text-properties officeooo:rsid="001e6f60"/>
    </style:style>
    <style:style style:name="T32" style:family="text">
      <style:text-properties fo:font-style="normal" officeooo:rsid="001e6f60" style:font-style-asian="normal" style:font-style-complex="normal"/>
    </style:style>
    <style:style style:name="T33" style:family="text">
      <style:text-properties officeooo:rsid="001f3c37"/>
    </style:style>
    <style:style style:name="T34" style:family="text">
      <style:text-properties officeooo:rsid="001ff2a5"/>
    </style:style>
    <style:style style:name="T35" style:family="text">
      <style:text-properties officeooo:rsid="0021a877"/>
    </style:style>
    <style:style style:name="T36" style:family="text">
      <style:text-properties officeooo:rsid="00221073"/>
    </style:style>
    <style:style style:name="T37" style:family="text">
      <style:text-properties officeooo:rsid="00232336"/>
    </style:style>
    <style:style style:name="Sect1" style:family="section">
      <style:section-properties text:dont-balance-text-columns="false" fo:margin-left="-0.647cm" fo:margin-right="-0.707cm" style:editable="false">
        <style:columns fo:column-count="2">
          <style:column style:rel-width="4907*" fo:start-indent="0cm" fo:end-indent="0.316cm"/>
          <style:column style:rel-width="4933*" fo:start-indent="0.316cm" fo:end-indent="0cm"/>
        </style:columns>
      </style:section-properties>
    </style:style>
    <style:style style:name="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variable-decls>
        <text:variable-decl office:value-type="string" text:name="Jmeno_darce"/>
        <text:variable-decl office:value-type="string" text:name="Adresa_adresata"/>
        <text:variable-decl office:value-type="string" text:name="PSC"/>
        <text:variable-decl office:value-type="string" text:name="Město_dárce"/>
        <text:variable-decl office:value-type="string" text:name="Vas_dopis_zn"/>
        <text:variable-decl office:value-type="float" text:name="zde_dne"/>
        <text:variable-decl office:value-type="string" text:name="Spisova_zn"/>
        <text:variable-decl office:value-type="string" text:name="Město_odesilatel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pan text:style-name="T8">S</text:span>p. zn. RP <text:span text:style-name="T27">20</text:span>/2013</text:p>
      <text:p text:style-name="P21"><text:span text:style-name="T11">Smlouva o dílo </text:span><text:span text:style-name="T20">a </text:span><text:span text:style-name="T22">veřejná </text:span><text:span text:style-name="T20">licenční smlouva</text:span> </text:p>
      <text:section text:style-name="Sect1" text:name="Sekce1">
        <text:h text:style-name="P33" text:outline-level="10"><text:span text:style-name="Strong_20_Emphasis"><text:span text:style-name="T19">Smluvní strany</text:span></text:span></text:h>
        <text:p text:style-name="P8"><text:span text:style-name="Strong_20_Emphasis"><text:span text:style-name="T7">Smluvními stranami této smlouvy jsou:</text:span></text:span><text:span text:style-name="Strong_20_Emphasis"><text:span text:style-name="T19"> </text:span></text:span></text:p>
        <text:p text:style-name="P5"><text:span text:style-name="Strong_20_Emphasis"><text:span text:style-name="T11"/></text:span></text:p>
        <text:p text:style-name="P5"><text:span text:style-name="Strong_20_Emphasis"><text:span text:style-name="T11">Objednatel</text:span></text:span><text:tab/></text:p>
        <text:p text:style-name="P5"><text:tab/>Česká pirátská strana, <text:line-break/><text:tab/><text:span text:style-name="T29">Dalimilova 6</text:span>, Praha <text:span text:style-name="T29">3</text:span>, <text:s text:c="2"/></text:p>
        <text:p text:style-name="P9"/>
        <text:p text:style-name="P10"><text:tab/><text:span text:style-name="T22">kontaktní osoba:</text:span></text:p>
        <text:p text:style-name="P15"><text:tab/><text:span text:style-name="T35">PhDr. Lenka Wagnerová</text:span> </text:p>
        <text:p text:style-name="P10"><text:span text:style-name="T22"><text:tab/></text:span><text:span text:style-name="T27">e-mail: </text:span><text:a xlink:type="simple" xlink:href="mailto:lenka.wagnerova@pirati.cz"><text:span text:style-name="T35">lenka</text:span></text:a><text:a xlink:type="simple" xlink:href="mailto:lenka.wagnerova@pirati.cz"><text:span text:style-name="T22">.</text:span></text:a><text:a xlink:type="simple" xlink:href="mailto:lenka.wagnerova@pirati.cz"><text:span text:style-name="T35">wagnerova@pirati.cz</text:span></text:a><text:span text:style-name="T35"> </text:span></text:p>
        <text:p text:style-name="P4"/>
        <text:p text:style-name="P6"><text:span text:style-name="Strong_20_Emphasis"><text:span text:style-name="T19">Zhotovitel</text:span></text:span> </text:p>
        <text:p text:style-name="P6"><text:tab/><text:span text:style-name="T6">HARI PRODUCTION s. r. o.</text:span><text:line-break/><text:tab/>Bělehradská 572/63, Praha 2,</text:p>
        <text:p text:style-name="P6"><text:tab/><text:span text:style-name="T37">IČO 24138461,</text:span></text:p>
        <text:p text:style-name="P6"/>
        <text:p text:style-name="P32"><text:span text:style-name="T22"><text:tab/>kontaktní osoba: </text:span><text:span text:style-name="T31">David Stuchl</text:span></text:p>
        <text:p text:style-name="P7"><text:span text:style-name="T22"><text:tab/></text:span><text:span text:style-name="T11">e-mail: </text:span><text:span text:style-name="T22">………………………………..<text:tab/></text:span> <text:s text:c="2"/></text:p>
        <text:h text:style-name="P35" text:outline-level="10">Předmět smlouvy</text:h>
        <text:p text:style-name="P29"><text:span text:style-name="T19">Touto smlouvou </text:span><text:span text:style-name="T36">se smluvní </text:span><text:span text:style-name="T21">strany zavazují následovně: </text:span><text:span text:style-name="T31">Z</text:span><text:span text:style-name="T19">hotovitel </text:span><text:span text:style-name="T21">pro objednatele bezúplatně, </text:span><text:span text:style-name="T19">osobně </text:span><text:span text:style-name="T21">nebo společně s jinými </text:span><text:span text:style-name="T19">vytvoří sjednané dílo </text:span><text:span text:style-name="T35">a</text:span><text:span text:style-name="T19"> </text:span><text:span text:style-name="T22">předá</text:span><text:span text:style-name="T19"> </text:span><text:span text:style-name="T35">ho </text:span><text:span text:style-name="T19">objednateli, </text:span><text:span text:style-name="T22">čímž je </text:span><text:span text:style-name="T35">též </text:span><text:span text:style-name="T21">bezúplatně </text:span><text:span text:style-name="T22">udělen licenční souhlas s užitím díla. </text:span><text:span text:style-name="T31">O</text:span>bjednatel poskytne zhotoviteli požadovanou součinnost spočívající zejména v přípravě <text:span text:style-name="T21">fotografií členů nebo jiných podkladů, které </text:span>jsou potřebné nebo důvodně a včas zhotovitelem požadované, <text:span text:style-name="T21">jakož i referenci na objednávku, pokud o její sepsání zhotovitel požádá.</text:span> </text:p>
        <text:p text:style-name="P26">V případě, že se Česká pirátská strana dostane do Poslanecké sněmovny Parlamentu České republiky, zavazují se smluvní strany uzavřít do 6 měsíců od vyhlášení výsledků voleb novou smlouvu o budoucí spolupráci, podle níž by zhotovitel nadále poskytoval vizuální, audiovizuální a grafické materiály, P. R. služby a jinak zajišťoval základní propagační činnosti objednatele za podmínek sjednaných v nové smlouvě. </text:p>
        <text:h text:style-name="P36" text:outline-level="10">Sjednané dílo</text:h>
        <text:p text:style-name="P14"><text:span text:style-name="T12">Sjednaným dílem jsou propagační materiály </text:span><text:span text:style-name="T13">volební</text:span><text:span text:style-name="T12"> kampaně České pirátské strany pro volby do Po</text:span><text:span text:style-name="T13">slanecké sněmovny v roce 2013 </text:span><text:span text:style-name="T14">(grafika kampaně, návrh plakátů, volební spot pro vysílání v televizi apod.)</text:span><text:span text:style-name="T12">. </text:span></text:p>
        <text:p text:style-name="P16"/>
        <text:p text:style-name="P14"><text:span text:style-name="T13">Sjednané dílo vytvoří zhotovitel tak, aby nemělo žádné </text:span><text:span text:style-name="T17">faktické vady ani </text:span><text:span text:style-name="T13">právní vady </text:span><text:span text:style-name="T15">znemožňující výkon práv podle této smlouvy</text:span><text:span text:style-name="T13">, např. vyplývající z osobnostních nebo majetkových práv jiných osob k dílu, z předpisů o nekalé soutěži </text:span><text:span text:style-name="T16">a</text:span><text:span text:style-name="T13"> trestního zákon</text:span><text:span text:style-name="T16">a</text:span><text:span text:style-name="T13">. </text:span><text:span text:style-name="T18">Pokud je bezvadnost podmíněna licencí nebo jiným souhlasem třetí osoby</text:span><text:span text:style-name="T17">, z</text:span><text:span text:style-name="T13">hotovitel </text:span><text:span text:style-name="T18">souhlas</text:span><text:span text:style-name="T13"> </text:span><text:span text:style-name="T17">při předání díla</text:span><text:span text:style-name="T13"> doloží. </text:span></text:p>
        <text:h text:style-name="P38" text:outline-level="10">Předání díla</text:h>
        <text:p text:style-name="P22"><text:span text:style-name="T20">Zhotovitel předá jednotlivé části díla postupně kontaktní osob</text:span><text:span text:style-name="T22">ě</text:span><text:span text:style-name="T20"> na její adresu elektronické pošty buď přímo nebo odkazem na soubor ke stažení, případně také na datovém nosiči. </text:span><text:span text:style-name="T35">Dílo bude poskytnuto také ve formátu, ve kterém bylo vytvořeno a který je možné upravovat. </text:span><text:span text:style-name="T22">Smluvní s</text:span><text:span text:style-name="T20">trany si ujednaly, že každým takovým předáním <text:s/>je udělena bezúplatná licence podle </text:span><text:span text:style-name="T22">čl. 5 </text:span><text:span text:style-name="T28">na předané dílo</text:span><text:span text:style-name="T20">.</text:span></text:p>
        <text:p text:style-name="P23"><text:span text:style-name="T21">Zhotovitel může zprostředkovat objednateli na jeho žádost vytištění nebo jiné vydání díla vytvořeného v elektronické podobě za podmínek, které budou ujednány </text:span><text:span text:style-name="T22">zvláštní smlouvou</text:span><text:span text:style-name="T21">.</text:span></text:p>
        <text:h text:style-name="P34" text:outline-level="10">Licenční ujednání</text:h>
        <text:p text:style-name="P28"><text:span text:style-name="T21">Platí, že zhotovitel uděluje předáním díla nebo jeho části veřejnou licenci </text:span><text:span text:style-name="T23">C</text:span><text:span text:style-name="T24">C</text:span><text:span text:style-name="T23"> – <text:s/>Uveďte autora – Zachovejte licenci 3.0 </text:span><text:span text:style-name="T24">C</text:span><text:span text:style-name="T25">Z </text:span><text:span text:style-name="T32">podle podmínek na</text:span><text:span text:style-name="T25"><text:line-break/></text:span><text:a xlink:type="simple" xlink:href="http://creativecommons.org/licenses/by-sa/3.0/cz/"><text:span text:style-name="T21">http://creativecommons.org/licenses/by-sa/3.0/cz</text:span></text:a></text:p>
        <text:p text:style-name="P24"><text:soft-page-break/>Zhotovitel není oprávněn vytvořené dílo užít a poskytnout licenci jinému jiným způsobem, než určuje tato smlouva. </text:p>
        <text:p text:style-name="P25">Zhotovitel uzavřením této smlouvy svoluje ke zveřejnění, úpravám a zpracování díla včetně překladu, spojení s jiným dílem, zařazení do díla souborného, jakož i k tomu, aby <text:span text:style-name="T22">bylo </text:span>dílo na veřejnost <text:span text:style-name="T22">uvedeno pod</text:span> jménem <text:span text:style-name="T22">objednatele</text:span>. <text:span text:style-name="T30">Objednatel </text:span><text:span text:style-name="T35">nesmí </text:span><text:span text:style-name="T30">využít dílo způsobem snižujícím hodnotu díla nebo v rozporu s dobrými mravy.</text:span> </text:p>
        <text:h text:style-name="P37" text:outline-level="10">Zveřejnění a šíření díla <text:s/></text:h>
        <text:p text:style-name="P27">O zveřejnění díla a jeho šíření ve volební kampani rozhoduje příslušný orgán objednatele. <text:s/></text:p>
        <text:h text:style-name="Heading_20_10" text:outline-level="10">Odpovědnost</text:h>
        <text:p text:style-name="P20"><text:span text:style-name="T20">Strany nesou odpovědnost</text:span> za škodu způsobenou porušením nebo zanedbáním povinností podle této dohody bez ohledu na zavinění.<text:span text:style-name="T20"> </text:span><text:span text:style-name="T36">V</text:span><text:span text:style-name="T31">ůči třetím stranám </text:span><text:span text:style-name="T36">nese o</text:span><text:span text:style-name="T31">dpovědnos</text:span><text:span text:style-name="T34">t</text:span><text:span text:style-name="T31"> za porušení jejich osobnostních nebo majetkových práv </text:span><text:span text:style-name="T34">při zveřejnění a šíření díla objednatel</text:span><text:span text:style-name="T31">.</text:span></text:p>
        <text:h text:style-name="Heading_20_10" text:outline-level="10">Bezúplatnost</text:h>
        <text:p text:style-name="Standard"><text:span text:style-name="T22">P</text:span>lnění v souvislosti s touto dohodou <text:span text:style-name="T22">jsou poskytována bezúplatně a strany se zavazují, že úplatu nebudou</text:span> přímo <text:span text:style-name="T22">ani</text:span> nepřímo požadovat. <text:span text:style-name="T36">N</text:span><text:span text:style-name="T22">áklad</text:span><text:span text:style-name="T36">y</text:span><text:span text:style-name="T22"> zhotovitele </text:span><text:span text:style-name="T36">hradí objednatel jen s předchozím souhlasem </text:span><text:span text:style-name="T22">příslušn</text:span><text:span text:style-name="T36">ého</text:span><text:span text:style-name="T22"> orgán</text:span><text:span text:style-name="T36">u</text:span><text:span text:style-name="T22"> objednatele.</text:span></text:p>
        <text:h text:style-name="Heading_20_10" text:outline-level="10">Právní režim</text:h>
        <text:p text:style-name="P19">Není-li touto smlouvou určeno jinak, vztahy mezi <text:span text:style-name="T35">smluvními </text:span>stranami se řídí ustanoveními zákona č. 40/1964 Sb., občanským zákoníkem, o zhotovení věci na zakázku, a ustanoveními zákona č. 121/2000 Sb., autorského zákona, o licenční smlouvě, v znění účinném <text:span text:style-name="T35">při</text:span> <text:span text:style-name="T35">podpisu</text:span> smlouvy. </text:p>
        <text:h text:style-name="Heading_20_10" text:outline-level="10">Následky <text:span text:style-name="T11">neplatnosti</text:span> </text:h>
        <text:p text:style-name="P20">Pokud by se v důsledku změny právních předpisů nebo z jiných důvodů stala některá ujednání této <text:span text:style-name="T22">smlouvy</text:span> <text:span text:style-name="T9">byť</text:span> částečně neplatnými nebo neúčinnými, smluvní strany prohlašují, že <text:span text:style-name="T22">smlouva</text:span> je ve zbývajícím rozsahu platná a účinná, neodporuje-li to jejímu účelu nebo nejedná-li <text:s/>se o ustanovení, která oddělit nelze. <text:span text:style-name="T9">Z</text:span>avazují se nahradit <text:span text:style-name="T36">původní</text:span> neplatné nebo neúčinné ustanovení novým ustanovení<text:span text:style-name="T36">m</text:span>, které se bude účelem a obsahem co nejvíce podobat původnímu ustanovení. </text:p>
        <text:h text:style-name="Heading_20_10" text:outline-level="10">Rozhodčí doložka</text:h>
        <text:p text:style-name="Standard"><text:span text:style-name="Strong_20_Emphasis"><text:span text:style-name="T6">Všechny spory, které vzniknou z této smlouvy anebo v souvislosti s ní, budou rozhodovány s vyloučením pravomoci obecných soudů s konečnou platností v rozhodčím řízení u Rozhod­čího soudu při Hospodářské komoře České republiky a Agrární komoře České republiky v Praze podle jeho Řádu on-line jediným rozhodcem určeným předsedou Rozhodčího soudu při Hospodářské komoře České republiky a Agrární komoře České republiky.</text:span></text:span><text:span text:style-name="T6"> </text:span><text:span text:style-name="Strong_20_Emphasis"><text:span text:style-name="T6">Strany pro toto řízení volí e-mailové adresy pro vedení řízení on-line uvedené v hlavičce této dohody.</text:span></text:span><text:span text:style-name="T6"> </text:span></text:p>
        <text:h text:style-name="P39" text:outline-level="10">Výpověď</text:h>
        <text:p text:style-name="P13"><text:span text:style-name="T11">Smluvní strany</text:span><text:span text:style-name="T9"> m</text:span><text:span text:style-name="T11">ohou</text:span><text:span text:style-name="T9"> tuto </text:span><text:span text:style-name="T11">smlouvu</text:span><text:span text:style-name="T9"> </text:span><text:span text:style-name="T11">písemně </text:span><text:span text:style-name="T9">vypovědět. </text:span><text:span text:style-name="T10">V</text:span><text:span text:style-name="T9"> takovém případě </text:span><text:span text:style-name="T10">nadále </text:span><text:span text:style-name="T9">tr</text:span><text:span text:style-name="T11">vají udělené licence a jiné vztahy v souladu s ní již vzniklé</text:span><text:span text:style-name="T9">. </text:span><text:span text:style-name="T10">Výpověď smluvní strany nabývá účinnosti doručením druhé smluvní straně.</text:span></text:p>
        <text:h text:style-name="P40" text:outline-level="10"><text:span text:style-name="T22">Společná</text:span><text:span text:style-name="T21"> </text:span><text:span text:style-name="T22">ustanovení</text:span></text:h>
        <text:p text:style-name="P23"><text:span text:style-name="T22">Smluvní strany vykonávají všechny práva a povinnosti v souladu s touto dohodou prostřednictvím kontaktních osob uvedených v hlavičce této smlouvy, s výjimkou výpovědi, </text:span><text:span text:style-name="T26">uzavírání dodatků nebo nových smluv</text:span><text:span text:style-name="T22"> nebo jiného jednání, které ovlivňuje smlouvu jako takovou. Písemnou podobou se rozumí i komunikace prostřednictvím e-mailové adresy </text:span><text:span text:style-name="T26">kontaktní osoby</text:span><text:span text:style-name="T22">. Smluvní strana může kontaktní osobu změnit písemným oznámením statutárního orgánu druhé smluvní straně </text:span><text:span text:style-name="T26">nebo rozhodčímu soudu</text:span><text:span text:style-name="T22">. </text:span></text:p>
        <text:h text:style-name="Heading_20_10" text:outline-level="10">Závěrečná ustanovení</text:h>
        <text:p text:style-name="Standard"><text:span text:style-name="T19">Smlouva</text:span> se podepisuje ve dvou vyhotoveních, z nichž každá strana obdrží po jednom. <text:span text:style-name="T26">Smluvní strany</text:span> souhlasí s<text:span text:style-name="T26">e zveřejněním smlouvy</text:span>. Změna <text:span text:style-name="T26">smlouvy</text:span> se připouští jen ve formě písemných číslovaných dodatků; za <text:span text:style-name="T27">objednatele</text:span> je podepisuje předseda strany nebo pověřený místopředseda. <text:span text:style-name="T27">Smluvní s</text:span>trany se ujišťují, že tuto dohodu uzavřely podle své svobodné vůle, <text:span text:style-name="T22">nikoliv v tísni a za nevýhodných podmínek</text:span>. </text:p>
        <text:p text:style-name="Standard"/>
        <text:p text:style-name="P12">V <text:span text:style-name="T31">Praze </text:span>dne   <text:span text:style-name="T31">. září 2013</text:span></text:p>
        <text:p text:style-name="P17"><text:line-break/>…................................<text:tab/>…..........................</text:p>
        <text:p text:style-name="P11"><text:span text:style-name="T37">PhDr.</text:span><text:span text:style-name="T31"> </text:span><text:span text:style-name="T37">Ivan Bartoš, Ph.D.<text:tab/></text:span><text:span text:style-name="T31">David Stuchl</text:span></text:p>
        <text:p text:style-name="P11"><text:span text:style-name="T31">předseda Pirátů<text:tab/><text:tab/></text:span><text:span text:style-name="T33">zmocněnec</text:span><text:span text:style-name="T31"> </text:span></text:p>
        <text:p text:style-name="P18">(za objednatele)<text:tab/><text:tab/>(za zhotovitele)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FreeSans1" svg:font-family="FreeSans" style:font-family-generic="swiss"/>
    <style:font-face style:name="Liberation Sans3" svg:font-family="'Liberation Sans'" style:font-family-generic="swiss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Běžné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ejaVu Sans 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orphans="2" fo:widows="2" fo:hyphenation-ladder-count="no-limit" style:page-number="auto" fo:background-color="transparent" style:shadow="none" style:writing-mode="lr-tb">
        <style:tab-stops/>
        <style:background-image/>
      </style:paragraph-properties>
      <style:text-properties fo:color="#333333" style:font-name="Liberation Sans" fo:font-size="11pt" fo:language="cs" fo:country="CZ" style:font-name-asian="Times New Roman" style:font-size-asian="12pt" style:font-name-complex="Times New Roman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style:contextual-spacing="false" fo:keep-with-next="always"/>
      <style:text-properties style:font-name="Arial" fo:font-size="14pt" style:font-name-asian="DejaVu Sans Light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style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style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666666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style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10" style:class="text" style:master-page-name="">
      <style:paragraph-properties fo:margin-top="0.7cm" fo:margin-bottom="0.3cm" style:contextual-spacing="false" style:page-number="auto" fo:background-color="transparent" style:shadow="none">
        <style:tab-stops/>
        <style:background-image/>
      </style:paragraph-properties>
      <style:text-properties fo:font-size="11pt" fo:font-weight="bold" style:font-size-asian="75%" style:font-weight-asian="bold" style:font-size-complex="75%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Liberation Serif" fo:font-size="10pt" fo:font-weight="bold" style:font-name-asian="DejaVu Sans" style:font-size-asian="10pt" style:font-weight-asian="bold" style:font-name-complex="Lohit Hindi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style:font-name-complex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Článek " style:num-format="1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Footer">
      <style:paragraph-properties fo:text-align="center" style:justify-single-word="false"/>
      <style:text-properties officeooo:paragraph-rsid="00156218"/>
    </style:style>
    <style:style style:name="MP4" style:family="paragraph" style:parent-style-name="Footer">
      <style:paragraph-properties fo:text-align="center" style:justify-single-word="false"/>
      <style:text-properties officeooo:rsid="000e03bb"/>
    </style:style>
    <style:style style:name="MT1" style:family="text">
      <style:text-properties style:font-name="Liberation Sans2" fo:font-size="10pt" style:font-size-asian="10pt" style:font-name-complex="Arial" style:font-size-complex="10pt"/>
    </style:style>
    <style:style style:name="MT2" style:family="text">
      <style:text-properties style:font-name="Liberation Sans2" fo:font-size="10pt" officeooo:rsid="00156218" style:font-size-asian="10pt" style:font-name-complex="Arial" style:font-size-complex="10pt"/>
    </style:style>
    <style:style style:name="MT3" style:family="text">
      <style:text-properties style:font-name="Liberation Sans3" fo:font-size="10pt" fo:font-style="normal" style:font-name-asian="Liberation Sans3" style:font-size-asian="10pt" style:font-style-asian="normal" style:font-name-complex="Liberation Sans3" style:font-size-complex="10pt" style:font-style-complex="normal"/>
    </style:style>
    <style:style style:name="MT4" style:family="text">
      <style:text-properties style:font-name="Liberation Sans2" fo:font-size="10pt" fo:font-weight="normal" style:font-size-asian="10pt" style:font-weight-asian="normal" style:font-name-complex="Arial" style:font-size-complex="10pt" style:font-weight-complex="normal"/>
    </style:style>
    <style:style style:name="MT5" style:family="text">
      <style:text-properties style:font-name="Liberation Mono" fo:font-size="9.5pt" style:font-size-asian="9.5pt" style:font-name-complex="Arial" style:font-size-complex="9.5pt"/>
    </style:style>
    <style:style style:name="M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0.395cm" fo:margin-left="2.499cm" fo:margin-right="2.499cm" style:shadow="none" fo:background-color="transparent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455cm" fo:margin-left="0cm" fo:margin-right="0cm" fo:margin-top="1.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1.378cm" fo:margin-left="2.499cm" fo:margin-right="2.499cm" fo:background-color="transparent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<text:line-break/></text:span><text:span text:style-name="MT1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><draw:frame text:anchor-type="paragraph" draw:z-index="1" draw:style-name="Mgr1" draw:text-style-name="MP2" svg:width="5.666cm" svg:height="2.347cm" svg:x="-0.415cm" svg:y="-0.392cm"><draw:image xlink:href="Pictures/100002010000044A000001C71252125D.png" xlink:type="simple" xlink:show="embed" xlink:actuate="onLoad"><text:p/></draw:image></draw:frame></text:p>
      </style:header>
      <style:header-first style:display="false">
        <text:p text:style-name="Header"><draw:frame text:anchor-type="paragraph" draw:z-index="0" draw:style-name="Mgr1" draw:text-style-name="MP2" svg:width="5.666cm" svg:height="2.347cm" svg:x="-0.415cm" svg:y="-0.392cm"><draw:image xlink:href="Pictures/100002010000044A000001C71252125D.png" xlink:type="simple" xlink:show="embed" xlink:actuate="onLoad"><text:p/></draw:image></draw:frame></text:p>
      </style:header-first>
      <style:footer>
        <text:p text:style-name="Footer"/>
      </style:footer>
      <style:footer-first style:display="false">
        <text:p text:style-name="MP3"><text:span text:style-name="MT1">Česká pirátská strana • </text:span><text:span text:style-name="MT2">Dalimilova 6,</text:span><text:span text:style-name="MT1"> 1</text:span><text:span text:style-name="MT2">3</text:span><text:span text:style-name="MT1">0 00 Praha </text:span><text:span text:style-name="MT2">3</text:span><text:span text:style-name="MT1"> <text:s/>• IČO 71339698</text:span><text:span text:style-name="MT3"><text:line-break/></text:span><text:span text:style-name="MT4">Tel</text:span><text:span text:style-name="MT1">. +420 775 978 550 • </text:span><text:span text:style-name="MT4">Web</text:span><text:span text:style-name="MT1"> </text:span><text:a xlink:type="simple" xlink:href="http://www.pirati.cz/"><text:span text:style-name="MT1">http://www.pirati.cz</text:span></text:a><text:span text:style-name="MT1"> • E-mail </text:span><text:a xlink:type="simple" xlink:href="mailto:info@pirati.cz"><text:span text:style-name="MT1">info@pirati.cz</text:span></text:a><text:span text:style-name="MT1"> • </text:span><text:span text:style-name="MT2">Datová schránka</text:span><text:span text:style-name="MT1"> </text:span><text:span text:style-name="MT5">b2i4r6j</text:span></text:p>
        <text:p text:style-name="MP4">Transparentní účet 2100048174/2010</text:p>
      </style:footer-first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creator>Jakub Michálek</dc:creator>
    <dc:date>2013-09-24T19:48:28</dc:date>
    <meta:editing-cycles>63</meta:editing-cycles>
    <meta:editing-duration>P24DT8H41M53S</meta:editing-duration>
    <meta:generator>LibreOffice/4.0.2.2$Linux_x86 LibreOffice_project/400m0$Build-2</meta:generator>
    <meta:document-statistic meta:table-count="0" meta:image-count="0" meta:object-count="0" meta:page-count="2" meta:paragraph-count="53" meta:word-count="946" meta:character-count="6672" meta:non-whitespace-character-count="5739"/>
    <meta:user-defined meta:name="Informace 1"/>
    <meta:user-defined meta:name="Informace 2"/>
    <meta:user-defined meta:name="Informace 3"/>
    <meta:user-defined meta:name="Informace 4"/>
  </office:meta>
</office:document-meta>
</file>